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6000001B2D1136ABF91B1EF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122" officeooo:paragraph-rsid="001d7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661cm" svg:y="1.244cm" svg:width="17cm" svg:height="6.743cm" draw:z-index="0"><draw:image xlink:href="Pictures/1000000000000446000001B2D1136ABF91B1EFF2.png" xlink:type="simple" xlink:show="embed" xlink:actuate="onLoad" draw:mime-type="image/png"/></draw:frame>Debuggear en Eclipse un codigo con tres variab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55:18.094000000</meta:creation-date>
    <dc:date>2022-12-12T11:57:49.017000000</dc:date>
    <meta:editing-duration>PT2M31S</meta:editing-duration>
    <meta:editing-cycles>1</meta:editing-cycles>
    <meta:document-statistic meta:table-count="0" meta:image-count="1" meta:object-count="0" meta:page-count="1" meta:paragraph-count="1" meta:word-count="8" meta:character-count="50" meta:non-whitespace-character-count="43"/>
    <meta:generator>LibreOffice/7.4.1.2$Windows_X86_64 LibreOffice_project/3c58a8f3a960df8bc8fd77b461821e42c061c5f0</meta:generator>
  </office:meta>
</office:document-meta>
</file>